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sualisation Reference Model:</text:p>
      <text:p text:style-name="Standard"/>
      <text:p text:style-name="Standard"><text:tab/>-Source Daten → Daten Transformieren </text:p>
      <text:p text:style-name="Standard"><text:tab/>→ Daten Tabellen → Visual Mapping (Strategien für abstraieren)</text:p>
      <text:p text:style-name="Standard"><text:tab/>→ Visuelle Abstraktion → View Transformation </text:p>
      <text:p text:style-name="Standard"><text:tab/>→ fertige View im GUI</text:p>
      <text:p text:style-name="Standard">Was für Daten:</text:p>
      <text:p text:style-name="Standard"><text:tab/>Nominal: ungeordnet</text:p>
      <text:p text:style-name="Standard"><text:tab/>Ordinal: geordnet</text:p>
      <text:p text:style-name="Standard"><text:tab/>Quantitativ: Numeris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6:11:20.52</meta:creation-date>
    <dc:date>2014-05-30T16:18:22.47</dc:date>
    <meta:editing-duration>PT7M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37" meta:character-count="274"/>
  </office:meta>
</office:document-meta>
</file>